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5e215"/>
    </style:style>
    <style:style style:name="P2" style:family="paragraph" style:parent-style-name="Standard">
      <style:text-properties officeooo:rsid="0005e215" officeooo:paragraph-rsid="0005e215"/>
    </style:style>
    <style:style style:name="P3" style:family="paragraph">
      <loext:graphic-properties draw:fill-color="#0000ff" draw:opacity="100%"/>
      <style:paragraph-properties fo:text-align="center"/>
    </style:style>
    <style:style style:name="P4" style:family="paragraph">
      <loext:graphic-properties draw:fill="solid" draw:fill-color="#ff0000" draw:opacity="100%"/>
      <style:paragraph-properties fo:text-align="center"/>
    </style:style>
    <style:style style:name="P5" style:family="paragraph">
      <loext:graphic-properties draw:fill="solid" draw:fill-color="#0000ff" draw:opacity="100%"/>
      <style:paragraph-properties fo:text-align="center"/>
    </style:style>
    <style:style style:name="gr1" style:family="graphic">
      <style:graphic-properties draw:stroke="solid" svg:stroke-width="0.18mm" svg:stroke-color="#000000" svg:stroke-opacity="75%" draw:stroke-linejoin="miter" draw:fill-color="#0000ff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vertical-pos="from-top" style:vertical-rel="page" style:horizontal-pos="from-left" style:horizontal-rel="paragraph"/>
    </style:style>
    <style:style style:name="gr3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0000" draw:opacity="100%" draw:textarea-horizontal-align="center" draw:textarea-vertical-align="middle" fo:padding-top="0.09mm" fo:padding-bottom="0.09mm" fo:padding-left="0.09mm" fo:padding-right="0.09mm" style:run-through="background"/>
    </style:style>
    <style:style style:name="gr4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00ff" draw:opacity="100%" draw:textarea-horizontal-align="center" draw:textarea-vertical-align="middle" fo:padding-top="0.09mm" fo:padding-bottom="0.09mm" fo:padding-left="0.09mm" fo:padding-right="0.09mm" style:run-through="background"/>
    </style:style>
    <style:style style:name="gr5" style:family="graphic">
      <style:graphic-properties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3" drawooo:display="printer" svg:width="0mm" svg:height="0mm" svg:x="104.92mm" svg:y="148.41mm" svg:viewBox="0 0 0 0" draw:points="0,0">
        <text:p/>
      </draw:polygon>
      <draw:g text:anchor-type="page" text:anchor-page-number="0" draw:z-index="1" draw:style-name="gr2">
        <draw:circle draw:style-name="gr3" draw:text-style-name="P4" svg:width="35.29mm" svg:height="35.29mm" svg:x="87.29mm" svg:y="130.75mm" draw:kind="section" draw:start-angle="-347.14" draw:end-angle="-321.43">
          <text:p/>
        </draw:circle>
        <draw:circle draw:style-name="gr4" draw:text-style-name="P5" svg:width="35.29mm" svg:height="35.29mm" svg:x="87.29mm" svg:y="130.77mm" draw:kind="section" draw:start-angle="-372.86" draw:end-angle="-347.14">
          <text:p/>
        </draw:circle>
        <draw:circle draw:style-name="gr4" draw:text-style-name="P5" svg:width="35.29mm" svg:height="35.29mm" svg:x="87.29mm" svg:y="130.77mm" draw:kind="section" draw:start-angle="-398.57" draw:end-angle="-372.86">
          <text:p/>
        </draw:circle>
        <draw:g draw:style-name="gr5">
          <draw:circle draw:style-name="gr3" draw:text-style-name="P4" svg:width="35.29mm" svg:height="35.29mm" svg:x="87.29mm" svg:y="130.77mm" draw:kind="section" draw:start-angle="-295.71" draw:end-angle="-270">
            <text:p/>
          </draw:circle>
          <draw:circle draw:style-name="gr3" draw:text-style-name="P4" svg:width="35.29mm" svg:height="35.29mm" svg:x="87.29mm" svg:y="130.76mm" draw:kind="section" draw:start-angle="-321.43" draw:end-angle="-295.71">
            <text:p/>
          </draw:circle>
          <draw:circle draw:style-name="gr4" draw:text-style-name="P5" svg:width="35.29mm" svg:height="35.29mm" svg:x="87.29mm" svg:y="130.77mm" draw:kind="section" draw:start-angle="-424.29" draw:end-angle="-398.57">
            <text:p/>
          </draw:circle>
          <draw:circle draw:style-name="gr4" draw:text-style-name="P5" svg:width="35.29mm" svg:height="35.29mm" svg:x="87.29mm" svg:y="130.77mm" draw:kind="section" draw:start-angle="-450" draw:end-angle="-424.29">
            <text:p/>
          </draw:circle>
          <draw:circle draw:style-name="gr4" draw:text-style-name="P5" svg:width="35.29mm" svg:height="35.29mm" svg:x="87.28mm" svg:y="130.77mm" draw:kind="section" draw:start-angle="-475.71" draw:end-angle="-450">
            <text:p/>
          </draw:circle>
          <draw:circle draw:style-name="gr4" draw:text-style-name="P5" svg:width="35.29mm" svg:height="35.29mm" svg:x="87.29mm" svg:y="130.77mm" draw:kind="section" draw:start-angle="-501.43" draw:end-angle="-475.71">
            <text:p/>
          </draw:circle>
          <draw:circle draw:style-name="gr4" draw:text-style-name="P5" svg:width="35.29mm" svg:height="35.29mm" svg:x="87.28mm" svg:y="130.77mm" draw:kind="section" draw:start-angle="-527.14" draw:end-angle="-501.43">
            <text:p/>
          </draw:circle>
          <draw:circle draw:style-name="gr4" draw:text-style-name="P5" svg:width="35.29mm" svg:height="35.29mm" svg:x="87.29mm" svg:y="130.77mm" draw:kind="section" draw:start-angle="-552.86" draw:end-angle="-527.14">
            <text:p/>
          </draw:circle>
          <draw:circle draw:style-name="gr4" draw:text-style-name="P5" svg:width="35.29mm" svg:height="35.29mm" svg:x="87.28mm" svg:y="130.75mm" draw:kind="section" draw:start-angle="-578.57" draw:end-angle="-552.86">
            <text:p/>
          </draw:circle>
          <draw:circle draw:style-name="gr4" draw:text-style-name="P5" svg:width="35.29mm" svg:height="35.29mm" svg:x="87.29mm" svg:y="130.76mm" draw:kind="section" draw:start-angle="-604.29" draw:end-angle="-578.57">
            <text:p/>
          </draw:circle>
          <draw:circle draw:style-name="gr4" draw:text-style-name="P5" svg:width="35.29mm" svg:height="35.29mm" svg:x="87.28mm" svg:y="130.77mm" draw:kind="section" draw:start-angle="-630" draw:end-angle="-604.29">
            <text:p/>
          </draw:circle>
        </draw:g>
      </draw:g>
      <text:p text:style-name="P1">CLEARSCREEN</text:p>
      <text:p text:style-name="P1">HOME</text:p>
      <text:p text:style-name="P1">HIDETURTLE</text:p>
      <text:p text:style-name="P1"/>
      <text:p text:style-name="P2">N = 3</text:p>
      <text:p text:style-name="P2">M = 14</text:p>
      <text:p text:style-name="P2">A = 360/M </text:p>
      <text:p text:style-name="P1"/>
      <text:p text:style-name="P2">FILLCOLOR “red”</text:p>
      <text:p text:style-name="P2">REPEAT N [</text:p>
      <text:p text:style-name="P2"><text:tab/>ELLIPSE [100,100,(REPCOUNT-1)*A,REPCOUNT*A]</text:p>
      <text:p text:style-name="P2">]</text:p>
      <text:p text:style-name="P1"/>
      <text:p text:style-name="P2">FILLCOLOR “blue”</text:p>
      <text:p text:style-name="P2">REPEAT M-N [</text:p>
      <text:p text:style-name="P2"><text:tab/>ELLIPSE [100,100,(REPCOUNT-1+N)*A,(REPCOUNT+N)*A]</text:p>
      <text:p text:style-name="P2"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35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4:58:52.376073594</meta:creation-date>
    <dc:date>2016-08-06T15:21:55.479804355</dc:date>
    <meta:editing-duration>PT23M3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" meta:paragraph-count="14" meta:word-count="28" meta:character-count="195" meta:non-whitespace-character-count="178"/>
  </office:meta>
</office:document-meta>
</file>